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A000002F7549996D802838296.png" manifest:media-type="image/png"/>
  <manifest:file-entry manifest:full-path="Pictures/10000000000007CF000007CFDDC2FC47DBCEDBB9.png" manifest:media-type="image/png"/>
  <manifest:file-entry manifest:full-path="Pictures/10000000000001EF000002725B439FF4099AD30D.jpg" manifest:media-type="image/jpe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89cm" fo:min-width="14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0.9cm"/>
    </style:style>
    <style:style style:name="gr4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draw:frame draw:style-name="gr1" draw:text-style-name="P1" draw:layer="layout" svg:width="12.453cm" svg:height="13.365cm" svg:x="15.4cm" svg:y="2.2cm">
          <draw:image xlink:href="Pictures/10000000000001EF000002725B439FF4099AD30D.jpg" xlink:type="simple" xlink:show="embed" xlink:actuate="onLoad">
            <text:p/>
          </draw:image>
        </draw:frame>
        <draw:frame draw:style-name="gr1" draw:text-style-name="P1" draw:layer="layout" svg:width="14.6cm" svg:height="13.161cm" svg:x="0.8cm" svg:y="1.439cm">
          <draw:image xlink:href="Pictures/100002010000034A000002F7549996D802838296.png" xlink:type="simple" xlink:show="embed" xlink:actuate="onLoad">
            <text:p/>
          </draw:image>
        </draw:frame>
        <draw:custom-shape draw:style-name="gr2" draw:text-style-name="P1" draw:layer="layout" svg:width="15cm" svg:height="0.839cm" svg:x="0.4cm" svg:y="0.6cm">
          <text:p text:style-name="P1">Choropleth for showing geographical inform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cm" svg:height="1cm" svg:x="16.2cm" svg:y="0.6cm">
          <text:p text:style-name="P1">Line chart for showing temporal trend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7CF000007CFDDC2FC47DBCEDBB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6:05:28.277926938</meta:creation-date>
    <meta:editing-duration>PT37S</meta:editing-duration>
    <meta:editing-cycles>2</meta:editing-cycles>
    <meta:generator>LibreOffice/6.0.7.3$Linux_X86_64 LibreOffice_project/00m0$Build-3</meta:generator>
    <dc:title>DNA</dc:title>
    <dc:date>2019-12-07T16:26:36.315873852</dc:date>
    <meta:document-statistic meta:object-count="28"/>
  </office:meta>
</office:document-meta>
</file>